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083in"/>
    </style:style>
    <style:style style:name="Table1.B" style:family="table-column">
      <style:table-column-properties style:column-width="3.270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0313in"/>
    </style:style>
    <style:style style:name="Table1.E" style:family="table-column">
      <style:table-column-properties style:column-width="0.75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1458in"/>
    </style:style>
    <style:style style:name="Table2.B" style:family="table-column">
      <style:table-column-properties style:column-width="3.5521in"/>
    </style:style>
    <style:style style:name="Table2.1" style:family="table-row">
      <style:table-row-properties style:min-row-height="1.0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1.5729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0625in"/>
    </style:style>
    <style:style style:name="P1" style:family="paragraph" style:parent-style-name="Standard">
      <style:text-properties officeooo:rsid="00170f83" officeooo:paragraph-rsid="00170f83"/>
    </style:style>
    <style:style style:name="P2" style:family="paragraph" style:parent-style-name="Table_20_Contents">
      <style:text-properties officeooo:rsid="00170f83" officeooo:paragraph-rsid="00170f83"/>
    </style:style>
    <style:style style:name="P3" style:family="paragraph" style:parent-style-name="Table_20_Contents">
      <style:paragraph-properties fo:text-align="center" style:justify-single-word="false"/>
      <style:text-properties officeooo:rsid="00170f83" officeooo:paragraph-rsid="00170f83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3465a4"/>
    </style:style>
    <style:style style:name="P6" style:family="paragraph" style:parent-style-name="Table_20_Contents">
      <style:paragraph-properties fo:text-align="center" style:justify-single-word="false"/>
      <style:text-properties fo:color="#3465a4" officeooo:rsid="00170f83" officeooo:paragraph-rsid="00170f83"/>
    </style:style>
    <style:style style:name="P7" style:family="paragraph" style:parent-style-name="Table_20_Contents">
      <style:text-properties fo:color="#3465a4" officeooo:rsid="0017e024" officeooo:paragraph-rsid="0017e024"/>
    </style:style>
    <style:style style:name="P8" style:family="paragraph" style:parent-style-name="Table_20_Contents">
      <style:text-properties fo:color="#3465a4" fo:font-weight="normal" officeooo:rsid="00186148" officeooo:paragraph-rsid="00186148" style:font-weight-asian="normal" style:font-weight-complex="normal"/>
    </style:style>
    <style:style style:name="P9" style:family="paragraph" style:parent-style-name="Table_20_Contents">
      <style:text-properties fo:color="#3465a4" officeooo:rsid="0019f5d0" officeooo:paragraph-rsid="0019f5d0"/>
    </style:style>
    <style:style style:name="P10" style:family="paragraph" style:parent-style-name="Table_20_Contents">
      <style:paragraph-properties fo:text-align="center" style:justify-single-word="false"/>
      <style:text-properties fo:color="#3465a4" officeooo:rsid="0019f5d0" officeooo:paragraph-rsid="0019f5d0"/>
    </style:style>
    <style:style style:name="P11" style:family="paragraph" style:parent-style-name="Table_20_Contents">
      <style:text-properties officeooo:rsid="0017e024" officeooo:paragraph-rsid="0017e024"/>
    </style:style>
    <style:style style:name="P12" style:family="paragraph" style:parent-style-name="Table_20_Contents">
      <style:text-properties fo:font-weight="bold" officeooo:rsid="0017e024" officeooo:paragraph-rsid="0017e024" style:font-weight-asian="bold" style:font-weight-complex="bold"/>
    </style:style>
    <style:style style:name="P13" style:family="paragraph" style:parent-style-name="Table_20_Contents">
      <style:text-properties fo:font-weight="normal" officeooo:rsid="0017e024" officeooo:paragraph-rsid="0017e024" style:font-weight-asian="normal" style:font-weight-complex="normal"/>
    </style:style>
    <style:style style:name="P14" style:family="paragraph" style:parent-style-name="Table_20_Contents">
      <style:text-properties fo:font-weight="normal" officeooo:rsid="00186148" officeooo:paragraph-rsid="00186148" style:font-weight-asian="normal" style:font-weight-complex="normal"/>
    </style:style>
    <style:style style:name="P15" style:family="paragraph" style:parent-style-name="Standard">
      <style:text-properties officeooo:rsid="001b7fd2" officeooo:paragraph-rsid="00170f83"/>
    </style:style>
    <style:style style:name="P16" style:family="paragraph" style:parent-style-name="Standard">
      <style:text-properties fo:font-weight="bold" officeooo:rsid="001b9c5f" officeooo:paragraph-rsid="001b9c5f" style:font-weight-asian="bold" style:font-weight-complex="bold"/>
    </style:style>
    <style:style style:name="P17" style:family="paragraph" style:parent-style-name="Standard">
      <style:text-properties fo:font-weight="bold" officeooo:rsid="001bf6e7" officeooo:paragraph-rsid="001bf6e7" style:font-weight-asian="bold" style:font-weight-complex="bold"/>
    </style:style>
    <style:style style:name="P18" style:family="paragraph" style:parent-style-name="Standard">
      <style:text-properties fo:font-size="14pt" fo:font-weight="bold" officeooo:rsid="001b9c5f" officeooo:paragraph-rsid="001bf6e7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b9c5f" officeooo:paragraph-rsid="001b9c5f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0f83" officeooo:paragraph-rsid="00170f83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1bf6e7" officeooo:paragraph-rsid="001bf6e7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de1ff" officeooo:paragraph-rsid="001de1ff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bold" officeooo:rsid="001bf6e7" officeooo:paragraph-rsid="001bf6e7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1de1ff" officeooo:paragraph-rsid="001de1ff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normal" officeooo:rsid="001bf6e7" officeooo:paragraph-rsid="001bf6e7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de1ff" officeooo:paragraph-rsid="001de1ff" style:font-size-asian="10.5pt" style:font-weight-asian="normal" style:font-size-complex="12pt" style:font-weight-complex="normal"/>
    </style:style>
    <style:style style:name="T1" style:family="text">
      <style:text-properties officeooo:rsid="00170f83"/>
    </style:style>
    <style:style style:name="T2" style:family="text">
      <style:text-properties officeooo:rsid="0017e024"/>
    </style:style>
    <style:style style:name="T3" style:family="text">
      <style:text-properties officeooo:rsid="00186148"/>
    </style:style>
    <style:style style:name="T4" style:family="text">
      <style:text-properties officeooo:rsid="0019f5d0"/>
    </style:style>
    <style:style style:name="T5" style:family="text">
      <style:text-properties officeooo:rsid="001b7fd2"/>
    </style:style>
    <style:style style:name="T6" style:family="text">
      <style:text-properties officeooo:rsid="001b9c5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f6e7" style:font-weight-asian="normal" style:font-weight-complex="normal"/>
    </style:style>
    <style:style style:name="T9" style:family="text">
      <style:text-properties officeooo:rsid="001bf6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1. Calcula los valores de A, B o C si incialmente A=4, B=2 y C=3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B</text:p>
          </table:table-cell>
          <table:table-cell table:style-name="Table1.A1" office:value-type="string">
            <text:p text:style-name="P3">C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INICIALMENTE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A=B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C=A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6">2</text:p>
          </table:table-cell>
        </table:table-row>
        <table:table-row>
          <table:table-cell table:style-name="Table1.A1" office:value-type="string">
            <text:p text:style-name="P2">c</text:p>
          </table:table-cell>
          <table:table-cell table:style-name="Table1.A1" office:value-type="string">
            <text:p text:style-name="P2">B=(A +B+C) / 2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2">d</text:p>
          </table:table-cell>
          <table:table-cell table:style-name="Table1.A1" office:value-type="string">
            <text:p text:style-name="P2">A=A+C</text:p>
          </table:table-cell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C=B - A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5">-<text:span text:style-name="T4">1</text:span></text:p>
          </table:table-cell>
        </table:table-row>
        <table:table-row>
          <table:table-cell table:style-name="Table1.A1" office:value-type="string">
            <text:p text:style-name="P2">f</text:p>
          </table:table-cell>
          <table:table-cell table:style-name="Table1.A1" office:value-type="string">
            <text:p text:style-name="P2">C=C-A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5">-<text:span text:style-name="T2">1</text:span></text:p>
          </table:table-cell>
        </table:table-row>
        <table:table-row>
          <table:table-cell table:style-name="Table1.A1" office:value-type="string">
            <text:p text:style-name="P2">g</text:p>
          </table:table-cell>
          <table:table-cell table:style-name="Table1.A1" office:value-type="string">
            <text:p text:style-name="P2">A=A*B</text:p>
          </table:table-cell>
          <table:table-cell table:style-name="Table1.A1" office:value-type="string">
            <text:p text:style-name="P10">1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4">-<text:span text:style-name="T1">5</text:span></text:p>
          </table:table-cell>
        </table:table-row>
      </table:table>
      <text:p text:style-name="P1"/>
      <text:p text:style-name="P1"/>
      <text:p text:style-name="P20">2. Evalua las siguientes expresiones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((3+2)^2-15)/ 2*5</text:p>
            <text:p text:style-name="P7">10/10=1</text:p>
          </table:table-cell>
          <table:table-cell table:style-name="Table2.B1" office:value-type="string">
            <text:p text:style-name="P11">5-2&gt;4 and no 0’5 = ½</text:p>
            <text:p text:style-name="P7">FALSO</text:p>
          </table:table-cell>
        </table:table-row>
        <table:table-row table:style-name="Table2.2">
          <table:table-cell table:style-name="Table2.A2" office:value-type="string">
            <text:p text:style-name="P12">X=1, y=4, z=10, pi=3.14, e=2’71</text:p>
            <text:p text:style-name="P13">2*x + 0’5 + y – <text:span text:style-name="T3">1/5 *z</text:span></text:p>
            <text:p text:style-name="P13"/>
            <text:p text:style-name="P8">6’5 – 2 = 4’<text:span text:style-name="T5">5</text:span></text:p>
          </table:table-cell>
          <table:table-cell table:style-name="Table2.B2" office:value-type="string">
            <text:p text:style-name="P12">X=1, y=4, z=10, pi= 3.14, e=2’71</text:p>
            <text:p text:style-name="P14">pi x^2&gt; y or 2* pi x &lt;=z</text:p>
            <text:p text:style-name="P14"/>
            <text:p text:style-name="P8">FALSO</text:p>
          </table:table-cell>
        </table:table-row>
        <table:table-row table:style-name="Table2.3">
          <table:table-cell table:style-name="Table2.A2" office:value-type="string">
            <text:p text:style-name="P12">X=1, y=4, z=10, pi=3’14, e=2’71</text:p>
            <text:p text:style-name="P14">e^ (x-1) / (x*z) / (x/z)</text:p>
            <text:p text:style-name="P14"/>
            <text:p text:style-name="P8">1 / 2’71 / 0’1</text:p>
            <text:p text:style-name="P14"/>
          </table:table-cell>
          <table:table-cell table:style-name="Table2.B2" office:value-type="string">
            <text:p text:style-name="P11">“Don ” + “Juan” = “Don Juan” OR “A”=”a”</text:p>
            <text:p text:style-name="P11"/>
            <text:p text:style-name="P11"/>
            <text:p text:style-name="P9"><text:span text:style-name="T6">VERDADERO</text:span></text:p>
          </table:table-cell>
        </table:table-row>
      </table:table>
      <text:p text:style-name="P15"/>
      <text:p text:style-name="P15"/>
      <text:p text:style-name="P19">3.Escribe un algoritmo para:</text:p>
      <text:p text:style-name="P16"/>
      <text:p text:style-name="P18"><text:span text:style-name="T9">C</text:span>ambiar <text:span text:style-name="T9">l</text:span>a rueda de un coche.</text:p>
      <text:p text:style-name="P16">Dades d’entrada: <text:span text:style-name="T7">Coche, gato, llave, rueda de repuesto</text:span></text:p>
      <text:p text:style-name="P16">Dades d’eixida: <text:span text:style-name="T7">Cambio de la rueda dañada</text:span></text:p>
      <text:p text:style-name="P16">Procediment: </text:p>
      <text:p text:style-name="P16"><text:span text:style-name="T7">1. Colocar el gato debajo del coche</text:span></text:p>
      <text:p text:style-name="P16"><text:span text:style-name="T7">2. Levantar ligeramente el coche</text:span></text:p>
      <text:p text:style-name="P16"><text:span text:style-name="T7">3. </text:span><text:span text:style-name="T8">Quitar las tuercas de la rueda utilizando la llave.</text:span></text:p>
      <text:p text:style-name="P17"><text:span text:style-name="T7">4. Sustituir la rueda antigua con la nueva.</text:span></text:p>
      <text:p text:style-name="P17"><text:span text:style-name="T7">5. Asegurar que las tuercas estan correctamente dispuestas en la rueda</text:span></text:p>
      <text:p text:style-name="P17"><text:span text:style-name="T7">6. Quitar el gato</text:span></text:p>
      <text:p text:style-name="P17"/>
      <text:p text:style-name="P21">Hacer una pizza.</text:p>
      <text:p text:style-name="P23">Dades d’entrada: <text:span text:style-name="T7">Pizza precalentada, horno, bandeja</text:span></text:p>
      <text:p text:style-name="P23">Dades d’eixida: <text:span text:style-name="T7">Pizza lista para comer</text:span></text:p>
      <text:p text:style-name="P23">Procediment:</text:p>
      <text:p text:style-name="P25"><text:soft-page-break/>1.Encender el horno</text:p>
      <text:p text:style-name="P25">2.Sacar la pizza precalentada de su envase.</text:p>
      <text:p text:style-name="P25">3. Colocar la pizza en el horno.</text:p>
      <text:p text:style-name="P25">4. Esperar a que la pizza esté horneada</text:p>
      <text:p text:style-name="P25"/>
      <text:p text:style-name="P25"/>
      <text:p text:style-name="P22">Sumar 2728 y 1435.</text:p>
      <text:p text:style-name="P24">Dades d’entrada: <text:span text:style-name="T7">2728, 1435, +</text:span></text:p>
      <text:p text:style-name="P24">Dades d’eixida: <text:span text:style-name="T7">4163</text:span></text:p>
      <text:p text:style-name="P24">Procediment:</text:p>
      <text:p text:style-name="P26">1.Colocar los datos inciales uno encime del otro</text:p>
      <text:p text:style-name="P26">2. Empezar sumando los dígitos que se encuentran mas a la derecha.</text:p>
      <text:p text:style-name="P26">3. Seguir sumando de derecha a izquierd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7:22:53.911714469</meta:creation-date>
    <dc:date>2021-09-13T18:48:33.701422944</dc:date>
    <meta:editing-duration>PT4M6S</meta:editing-duration>
    <meta:editing-cycles>2</meta:editing-cycles>
    <meta:generator>LibreOffice/6.4.6.2$Linux_X86_64 LibreOffice_project/40$Build-2</meta:generator>
    <meta:document-statistic meta:table-count="2" meta:image-count="0" meta:object-count="0" meta:page-count="2" meta:paragraph-count="85" meta:word-count="286" meta:character-count="1387" meta:non-whitespace-character-count="1183"/>
  </office:meta>
</office:document-meta>
</file>